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-0.4925in" fo:margin-right="0in" fo:text-indent="0in" style:auto-text-indent="false"/>
    </style:style>
    <style:style style:name="P6" style:family="paragraph" style:parent-style-name="Standard">
      <style:paragraph-properties fo:margin-left="1.4772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Doc</text:p>
      <text:p text:style-name="Standard"/>
      <text:p text:style-name="P2">User API</text:p>
      <text:p text:style-name="Standard"/>
      <text:p text:style-name="Standard">Methods Supported: Get, Put (update), Post (create), Delete</text:p>
      <text:p text:style-name="Standard"/>
      <text:p text:style-name="Standard">Request:</text:p>
      <text:p text:style-name="P3">Get, Delete <text:s/>body: None</text:p>
      <text:p text:style-name="P3">Put,Post body:</text:p>
      <text:p text:style-name="P3"/>
      <text:p text:style-name="P3">{</text:p>
      <text:p text:style-name="P3"><text:tab/>“oldUserName”:”<text:a xlink:type="simple" xlink:href="mailto:kyun@kyun.com">kyun@kyun.com</text:a>”, #Optional in case of Post</text:p>
      <text:p text:style-name="P3"><text:tab/>“userName”: “<text:a xlink:type="simple" xlink:href="mailto:blah@blah.com">blah@blah.com</text:a>”,</text:p>
      <text:p text:style-name="P3"><text:tab/>“Password”: “haanji”</text:p>
      <text:p text:style-name="P3">}</text:p>
      <text:p text:style-name="Standard"/>
      <text:p text:style-name="Standard">Response:</text:p>
      <text:p text:style-name="P3">Get, Post</text:p>
      <text:p text:style-name="P3"><text:tab/>{</text:p>
      <text:p text:style-name="P3"><text:tab/><text:tab/>“levelNum”: x,</text:p>
      <text:p text:style-name="P3"><text:tab/><text:tab/>“learnType”: “matcher”,</text:p>
      <text:p text:style-name="P3"><text:tab/><text:tab/>“totalTazo”:xy</text:p>
      <text:p text:style-name="P3"><text:tab/>}</text:p>
      <text:p text:style-name="P3"/>
      <text:p text:style-name="P3">Put</text:p>
      <text:p text:style-name="P3"><text:tab/>{</text:p>
      <text:p text:style-name="P3"><text:tab/><text:tab/>“status”:”ok”</text:p>
      <text:p text:style-name="P3"><text:tab/>}</text:p>
      <text:p text:style-name="Standard"/>
      <text:p text:style-name="P2">Level API</text:p>
      <text:p text:style-name="Standard"/>
      <text:p text:style-name="Standard">Methods Supported: Get, Put</text:p>
      <text:p text:style-name="Standard"/>
      <text:p text:style-name="Standard">Request:</text:p>
      <text:p text:style-name="P3">Get body: None</text:p>
      <text:p text:style-name="P3">Put body</text:p>
      <text:p text:style-name="P3"/>
      <text:p text:style-name="P3">{</text:p>
      <text:p text:style-name="P3"><text:tab/>“newLevelNum”:y</text:p>
      <text:p text:style-name="P3">}</text:p>
      <text:p text:style-name="Standard"/>
      <text:p text:style-name="Standard">Response:</text:p>
      <text:p text:style-name="P3">Get</text:p>
      <text:p text:style-name="P3"><text:tab/>{</text:p>
      <text:p text:style-name="P5"><text:tab/><text:tab/><text:tab/><text:tab/>“level”: x,</text:p>
      <text:p text:style-name="P5"><text:tab/><text:tab/><text:tab/><text:tab/>“totalLevel”:y</text:p>
      <text:p text:style-name="P3"><text:tab/>}</text:p>
      <text:p text:style-name="Standard"/>
      <text:p text:style-name="Standard"><text:soft-page-break/><text:tab/>Put</text:p>
      <text:p text:style-name="P3"><text:tab/>{</text:p>
      <text:p text:style-name="P3"><text:tab/><text:tab/>“status”:”ok”</text:p>
      <text:p text:style-name="P3"><text:tab/>}</text:p>
      <text:p text:style-name="P3"/>
      <text:p text:style-name="P2">LearnType API</text:p>
      <text:p text:style-name="Standard"/>
      <text:p text:style-name="Standard">Method Supported: Get, Put</text:p>
      <text:p text:style-name="Standard"/>
      <text:p text:style-name="Standard">Request:</text:p>
      <text:p text:style-name="P3">Get body: None</text:p>
      <text:p text:style-name="P3">Put body</text:p>
      <text:p text:style-name="P3"/>
      <text:p text:style-name="P3">{</text:p>
      <text:p text:style-name="P3"><text:tab/>“oldLearnType”: x,</text:p>
      <text:p text:style-name="P3"><text:tab/>“newLearnType”:y,</text:p>
      <text:p text:style-name="P3">}</text:p>
      <text:p text:style-name="Standard"/>
      <text:p text:style-name="Standard">Response:</text:p>
      <text:p text:style-name="P3">Get</text:p>
      <text:p text:style-name="P3"><text:tab/>{</text:p>
      <text:p text:style-name="P3"><text:tab/><text:tab/>“learnType”: “JaiHind”</text:p>
      <text:p text:style-name="P3"><text:tab/>}</text:p>
      <text:p text:style-name="Standard"/>
      <text:p text:style-name="Standard"><text:tab/>Put</text:p>
      <text:p text:style-name="P3"><text:tab/>{</text:p>
      <text:p text:style-name="P3"><text:tab/><text:tab/>“status”:”ok”</text:p>
      <text:p text:style-name="P3"><text:tab/>}</text:p>
      <text:p text:style-name="P3"/>
      <text:p text:style-name="P2">Main Object API</text:p>
      <text:p text:style-name="Standard"/>
      <text:p text:style-name="Standard">Request:</text:p>
      <text:p text:style-name="P3">Method Supported: Get</text:p>
      <text:p text:style-name="P3">Get body: None</text:p>
      <text:p text:style-name="Standard"/>
      <text:p text:style-name="Standard">Response:</text:p>
      <text:p text:style-name="P3">Get</text:p>
      <text:p text:style-name="P3"><text:tab/>{</text:p>
      <text:p text:style-name="P6">[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quantity”: <text:s/>x,</text:p>
      <text:p text:style-name="P6"><text:tab/><text:tab/>“order”: y,</text:p>
      <text:p text:style-name="P6"><text:tab/><text:tab/>“id”: z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soft-page-break/><text:tab/><text:tab/>“quantity”: <text:s/>x,</text:p>
      <text:p text:style-name="P6"><text:tab/><text:tab/>“order”: y,</text:p>
      <text:p text:style-name="P6"><text:tab/><text:tab/>“id”: z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quantity”: <text:s/>x,</text:p>
      <text:p text:style-name="P6"><text:tab/><text:tab/>“order”: y,</text:p>
      <text:p text:style-name="P6"><text:tab/><text:tab/>“id”: z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quantity”: <text:s/>x,</text:p>
      <text:p text:style-name="P6"><text:tab/><text:tab/>“order”: y,</text:p>
      <text:p text:style-name="P6"><text:tab/><text:tab/>“id”: z</text:p>
      <text:p text:style-name="P6"><text:tab/>}</text:p>
      <text:p text:style-name="P6">]</text:p>
      <text:p text:style-name="P4"><text:tab/><text:tab/>}</text:p>
      <text:p text:style-name="Standard"/>
      <text:p text:style-name="P2">Options API</text:p>
      <text:p text:style-name="Standard"/>
      <text:p text:style-name="Standard">Request:</text:p>
      <text:p text:style-name="Standard"><text:tab/>Method Supported: Get</text:p>
      <text:p text:style-name="Standard"><text:tab/>Get body: None</text:p>
      <text:p text:style-name="Standard"/>
      <text:p text:style-name="Standard">Response:</text:p>
      <text:p text:style-name="P3">Get</text:p>
      <text:p text:style-name="P3"><text:tab/>{</text:p>
      <text:p text:style-name="P6">[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1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2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3</text:p>
      <text:p text:style-name="P6"><text:tab/>}</text:p>
      <text:p text:style-name="P6"><text:soft-page-break/>],</text:p>
      <text:p text:style-name="P6">[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1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2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3</text:p>
      <text:p text:style-name="P6"><text:tab/>}</text:p>
      <text:p text:style-name="P6">],</text:p>
      <text:p text:style-name="P6">[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1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2</text:p>
      <text:p text:style-name="P6"><text:tab/>},</text:p>
      <text:p text:style-name="P6"><text:tab/>{</text:p>
      <text:p text:style-name="P6"><text:tab/><text:tab/>“name”: “batak”,</text:p>
      <text:p text:style-name="P6"><text:tab/><text:tab/>“type”: “animal”,</text:p>
      <text:p text:style-name="P6"><text:tab/><text:tab/>“order”: y,</text:p>
      <text:p text:style-name="P6"><text:tab/><text:tab/>“id”: 3</text:p>
      <text:p text:style-name="P6"><text:tab/>}</text:p>
      <text:p text:style-name="P6">],</text:p>
      <text:p text:style-name="P4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pam Jindal</meta:initial-creator>
    <meta:creation-date>2012-05-05T16:51:13</meta:creation-date>
    <dc:date>2012-05-05T22:33:35</dc:date>
    <dc:creator>Anupam Jindal</dc:creator>
    <meta:editing-duration>PT5H27M11S</meta:editing-duration>
    <meta:editing-cycles>12</meta:editing-cycles>
    <meta:generator>LibreOffice/3.5$Linux_X86_64 LibreOffice_project/350m1$Build-202</meta:generator>
    <meta:document-statistic meta:table-count="0" meta:image-count="0" meta:object-count="0" meta:page-count="4" meta:paragraph-count="164" meta:word-count="271" meta:character-count="1711" meta:non-whitespace-character-count="1411"/>
  </office:meta>
</office:document-meta>
</file>